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 fo:padding="0in" fo:border="none"/>
    </style:style>
    <style:style style:name="P2" style:family="paragraph" style:parent-style-name="Preformatted_20_Text">
      <style:paragraph-properties fo:padding="0in" fo:border="none"/>
    </style:style>
    <style:style style:name="P3" style:family="paragraph" style:parent-style-name="Text_20_body">
      <style:paragraph-properties fo:padding="0in" fo:border="none"/>
    </style:style>
    <style:style style:name="P4" style:family="paragraph" style:parent-style-name="Text_20_body">
      <style:paragraph-properties fo:margin-top="0in" fo:margin-bottom="0in" style:contextual-spacing="false"/>
    </style:style>
    <style:style style:name="P5" style:family="paragraph" style:parent-style-name="Heading_20_1">
      <style:paragraph-properties fo:margin-top="0in" fo:margin-bottom="0in" style:contextual-spacing="false" fo:break-before="page"/>
      <style:text-properties officeooo:paragraph-rsid="001d79cf"/>
    </style:style>
    <style:style style:name="P6" style:family="paragraph" style:parent-style-name="Text_20_body" style:list-style-name="L1">
      <style:paragraph-properties fo:margin-top="0in" fo:margin-bottom="0in" style:contextual-spacing="false" fo:padding="0in" fo:border="none"/>
    </style:style>
    <style:style style:name="P7" style:family="paragraph" style:parent-style-name="Text_20_body" style:list-style-name="L1">
      <style:paragraph-properties fo:padding="0in" fo:border="none"/>
    </style:style>
    <style:style style:name="P8" style:family="paragraph" style:parent-style-name="Text_20_body" style:list-style-name="L2">
      <style:paragraph-properties fo:margin-top="0in" fo:margin-bottom="0in" style:contextual-spacing="false" fo:padding="0in" fo:border="none"/>
    </style:style>
    <style:style style:name="P9" style:family="paragraph" style:parent-style-name="Text_20_body" style:list-style-name="L2">
      <style:paragraph-properties fo:padding="0in" fo:border="none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in" style:contextual-spacing="false" fo:break-before="page"/>
    </style:style>
    <style:style style:name="T1" style:family="text">
      <style:text-properties loext:padding="0in" loext:border="none"/>
    </style:style>
    <style:style style:name="T2" style:family="text">
      <style:text-properties loext:padding="0.0193in" loext:border="0.06pt solid #000000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1395. Count Number of Teams</text:h>
      <text:p text:style-name="P3">There are <text:span text:style-name="Source_20_Text"><text:span text:style-name="T2">n</text:span></text:span> soldiers standing in a line. Each soldier is assigned a <text:span text:style-name="Strong_20_Emphasis"><text:span text:style-name="T1">unique</text:span></text:span> <text:span text:style-name="Source_20_Text"><text:span text:style-name="T2">rating</text:span></text:span> value.</text:p>
      <text:p text:style-name="P3">You have to form a team of 3 soldiers amongst them under the following rules:</text:p>
      <text:list xml:id="list1837513486" text:style-name="L1">
        <text:list-item>
          <text:p text:style-name="P6">Choose 3 soldiers with index (<text:span text:style-name="Source_20_Text"><text:span text:style-name="T2">i</text:span></text:span>, <text:span text:style-name="Source_20_Text"><text:span text:style-name="T2">j</text:span></text:span>, <text:span text:style-name="Source_20_Text"><text:span text:style-name="T2">k</text:span></text:span>) with rating (<text:span text:style-name="Source_20_Text"><text:span text:style-name="T2">rating[i]</text:span></text:span>, <text:span text:style-name="Source_20_Text"><text:span text:style-name="T2">rating[j]</text:span></text:span>, <text:span text:style-name="Source_20_Text"><text:span text:style-name="T2">rating[k]</text:span></text:span>).</text:p>
        </text:list-item>
        <text:list-item>
          <text:p text:style-name="P7">A team is valid if: (<text:span text:style-name="Source_20_Text"><text:span text:style-name="T2">rating[i] &lt; rating[j] &lt; rating[k]</text:span></text:span>) or (<text:span text:style-name="Source_20_Text"><text:span text:style-name="T2">rating[i] &gt; rating[j] &gt; rating[k]</text:span></text:span>) where (<text:span text:style-name="Source_20_Text"><text:span text:style-name="T2">0 &lt;= i &lt; j &lt; k &lt; n</text:span></text:span>).</text:p>
        </text:list-item>
      </text:list>
      <text:p text:style-name="P3">Return the number of teams you can form given the conditions. (soldiers can be part of multiple teams).</text:p>
      <text:p text:style-name="P3"> </text:p>
      <text:p text:style-name="P3"><text:span text:style-name="Strong_20_Emphasis"><text:span text:style-name="T1">Example 1:</text:span></text:span></text:p>
      <text:p text:style-name="P2"><text:span text:style-name="Strong_20_Emphasis"><text:span text:style-name="T1">Input:</text:span></text:span> rating = [2,5,3,4,1]</text:p>
      <text:p text:style-name="P2"><text:span text:style-name="Strong_20_Emphasis"><text:span text:style-name="T1">Output:</text:span></text:span> 3</text:p>
      <text:p text:style-name="P1"><text:span text:style-name="Strong_20_Emphasis"><text:span text:style-name="T1">Explanation:</text:span></text:span> We can form three teams given the conditions. (2,3,4), (5,4,1), (5,3,1). </text:p>
      <text:p text:style-name="P3"><text:span text:style-name="Strong_20_Emphasis"><text:span text:style-name="T1">Example 2:</text:span></text:span></text:p>
      <text:p text:style-name="P2"><text:span text:style-name="Strong_20_Emphasis"><text:span text:style-name="T1">Input:</text:span></text:span> rating = [2,1,3]</text:p>
      <text:p text:style-name="P2"><text:span text:style-name="Strong_20_Emphasis"><text:span text:style-name="T1">Output:</text:span></text:span> 0</text:p>
      <text:p text:style-name="P1"><text:span text:style-name="Strong_20_Emphasis"><text:span text:style-name="T1">Explanation:</text:span></text:span> We can't form any team given the conditions.</text:p>
      <text:p text:style-name="P3"><text:span text:style-name="Strong_20_Emphasis"><text:span text:style-name="T1">Example 3:</text:span></text:span></text:p>
      <text:p text:style-name="P2"><text:span text:style-name="Strong_20_Emphasis"><text:span text:style-name="T1">Input:</text:span></text:span> rating = [1,2,3,4]</text:p>
      <text:p text:style-name="P1"><text:span text:style-name="Strong_20_Emphasis"><text:span text:style-name="T1">Output:</text:span></text:span> 4</text:p>
      <text:p text:style-name="P3"> </text:p>
      <text:p text:style-name="P3"><text:span text:style-name="Strong_20_Emphasis"><text:span text:style-name="T1">Constraints:</text:span></text:span></text:p>
      <text:list xml:id="list2467077964" text:style-name="L2">
        <text:list-item>
          <text:p text:style-name="P8"><text:span text:style-name="Source_20_Text"><text:span text:style-name="T2">n == rating.length</text:span></text:span></text:p>
        </text:list-item>
        <text:list-item>
          <text:p text:style-name="P8"><text:span text:style-name="Source_20_Text"><text:span text:style-name="T2">3 &lt;= n &lt;= 1000</text:span></text:span></text:p>
        </text:list-item>
        <text:list-item>
          <text:p text:style-name="P8"><text:span text:style-name="Source_20_Text"><text:span text:style-name="T2">1 &lt;= rating[i] &lt;= 10</text:span></text:span><text:span text:style-name="Source_20_Text"><text:span text:style-name="T1">5</text:span></text:span></text:p>
        </text:list-item>
        <text:list-item>
          <text:p text:style-name="P9">All the integers in <text:span text:style-name="Source_20_Text"><text:span text:style-name="T2">rating</text:span></text:span> are <text:span text:style-name="Strong_20_Emphasis"><text:span text:style-name="T1">unique</text:span></text:span>.</text:p>
        </text:list-item>
      </text:list>
      <text:p text:style-name="Text_20_body"/>
      <text:h text:style-name="P5" text:outline-level="1">1395. Count Number of Teams</text:h>
      <text:p text:style-name="P4">/*</text:p>
      <text:p text:style-name="P4"><text:s text:c="4"/><text:span text:style-name="T3">Dynamic programming</text:span></text:p>
      <text:p text:style-name="P4"><text:s text:c="4"/>Time complexity: O(n^2+n+3n^2+n) = O(n^2)</text:p>
      <text:p text:style-name="P4"><text:s text:c="4"/>Extra space complexity= O(3n*2)=O(n)</text:p>
      <text:p text:style-name="P4">*/</text:p>
      <text:p text:style-name="P4"/>
      <text:p text:style-name="P4">typedef std::pair&lt;int,int&gt; ii;</text:p>
      <text:p text:style-name="P4">typedef std::vector&lt;ii&gt; vii;</text:p>
      <text:p text:style-name="P4">typedef std::vector&lt;vii&gt; vvii;</text:p>
      <text:p text:style-name="P4"/>
      <text:p text:style-name="P4">class Solution {</text:p>
      <text:p text:style-name="P4"><text:s text:c="4"/>public:</text:p>
      <text:p text:style-name="P4"><text:s text:c="8"/>int numTeams(std::vector&lt;int&gt;&amp; rating) {</text:p>
      <text:p text:style-name="P4"><text:s text:c="12"/>int n=rating.size();</text:p>
      <text:p text:style-name="P4"/>
      <text:p text:style-name="P4"><text:s text:c="12"/>// O(n^2)</text:p>
      <text:p text:style-name="P4"><text:s text:c="12"/>vvii dp(3,vii(n,{0,0}));</text:p>
      <text:p text:style-name="P4"><text:s text:c="12"/></text:p>
      <text:p text:style-name="P4"><text:s text:c="12"/>// O(n)</text:p>
      <text:p text:style-name="P4"><text:s text:c="12"/>for(int i=0;i&lt;n;++i) dp[0][i]={1,1};</text:p>
      <text:p text:style-name="P4"><text:s text:c="12"/></text:p>
      <text:p text:style-name="P4"><text:s text:c="12"/>// O(3n^2)</text:p>
      <text:p text:style-name="P4"><text:s text:c="12"/>for(int i=1;i&lt;3;++i){</text:p>
      <text:p text:style-name="P4"><text:s text:c="16"/>for(int j=i;j&lt;n;++j){</text:p>
      <text:p text:style-name="P4"><text:s text:c="20"/>for(int k=i-1;k&lt;j;++k){</text:p>
      <text:p text:style-name="P4"><text:s text:c="24"/>if(rating[k]&lt;rating[j]) dp[i][j].first+=dp[i-1][k].first;</text:p>
      <text:p text:style-name="P4"><text:s text:c="24"/>else if(rating[k]&gt;rating[j]) dp[i][j].second+=dp[i-1][k].second;</text:p>
      <text:p text:style-name="P4"><text:s text:c="20"/>}</text:p>
      <text:p text:style-name="P4"><text:s text:c="16"/>}</text:p>
      <text:p text:style-name="P4"><text:s text:c="12"/>}</text:p>
      <text:p text:style-name="P4"/>
      <text:p text:style-name="P4"><text:s text:c="12"/>// O(n)</text:p>
      <text:p text:style-name="P4"><text:s text:c="12"/>int ans=0;</text:p>
      <text:p text:style-name="P4"><text:s text:c="12"/>for(int i=0;i&lt;n;++i) ans+=dp[2][i].first+dp[2][i].second;</text:p>
      <text:p text:style-name="P4"/>
      <text:p text:style-name="P4"><text:s text:c="12"/>return ans;</text:p>
      <text:p text:style-name="P4"><text:s text:c="8"/>}</text:p>
      <text:p text:style-name="P4">};</text:p>
      <text:p text:style-name="P11">/*</text:p>
      <text:p text:style-name="P4"><text:s text:c="4"/>Segment tree</text:p>
      <text:p text:style-name="P4"><text:s text:c="4"/>Time complexity: O(n^2+n+3n^2+n) = O(n^2)</text:p>
      <text:p text:style-name="P4"><text:s text:c="4"/>Extra space complexity= O(3n*2)=O(n)</text:p>
      <text:p text:style-name="P4">*/</text:p>
      <text:p text:style-name="P4">typedef std::pair&lt;int,int&gt; pii;</text:p>
      <text:p text:style-name="P4">typedef std::vector&lt;int&gt; vi;</text:p>
      <text:p text:style-name="P4">typedef std::vector&lt;vi&gt; vvi;</text:p>
      <text:p text:style-name="P4">typedef std::vector&lt;pii&gt; vii;</text:p>
      <text:p text:style-name="P4"/>
      <text:p text:style-name="P4">class SegmentTree{</text:p>
      <text:p text:style-name="P4"><text:s text:c="4"/>private:</text:p>
      <text:p text:style-name="P4"><text:s text:c="8"/>vi tree;</text:p>
      <text:p text:style-name="P4"><text:s text:c="8"/>int n; //Size of the original array</text:p>
      <text:p text:style-name="P4"><text:s text:c="4"/>public:</text:p>
      <text:p text:style-name="P4"><text:s text:c="8"/>SegmentTree(int n){</text:p>
      <text:p text:style-name="P4"><text:s text:c="12"/>this-&gt;n=n;</text:p>
      <text:p text:style-name="P4"><text:s text:c="12"/>int k=ceil(log2(n));</text:p>
      <text:p text:style-name="P4"><text:s text:c="12"/>int m=2*(1&lt;&lt;k)-1;</text:p>
      <text:p text:style-name="P4"><text:s text:c="12"/>tree.resize(m,0);</text:p>
      <text:p text:style-name="P4"><text:s text:c="8"/>}</text:p>
      <text:p text:style-name="P4"><text:s text:c="6"/></text:p>
      <text:p text:style-name="P4"><text:s text:c="8"/>int query(int s, int e,int p,int l,int r){</text:p>
      <text:p text:style-name="P4"><text:s text:c="12"/>if(l&gt;e || r&lt;s) return 0;</text:p>
      <text:p text:style-name="P4"><text:s text:c="12"/>if(l&lt;=s &amp;&amp; r&gt;=e) return tree[p];</text:p>
      <text:p text:style-name="P4"><text:s text:c="12"/>int mid=(s+e)&gt;&gt;1;</text:p>
      <text:p text:style-name="P4"><text:s text:c="12"/>return query(s,mid,2*p+1,l,r)+query(mid+1,e,2*p+2,l,r);</text:p>
      <text:p text:style-name="P4"><text:s text:c="8"/>}</text:p>
      <text:p text:style-name="P4"/>
      <text:p text:style-name="P4"><text:s text:c="8"/>void update(int s,int e,int p, int i, int val){</text:p>
      <text:p text:style-name="P4"><text:s text:c="12"/>if(s==e){</text:p>
      <text:p text:style-name="P4"><text:s text:c="16"/>tree[p]=val;</text:p>
      <text:p text:style-name="P4"><text:s text:c="16"/>return;</text:p>
      <text:p text:style-name="P4"><text:s text:c="12"/>}</text:p>
      <text:p text:style-name="P4"><text:s text:c="12"/>int mid=(s+e)&gt;&gt;1;</text:p>
      <text:p text:style-name="P4"><text:s text:c="12"/>if(i&gt;=s&amp;&amp;i&lt;=mid) update(s,mid,2*p+1,i,val);</text:p>
      <text:p text:style-name="P4"><text:s text:c="12"/>else update(mid+1,e,2*p+2,i,val);</text:p>
      <text:p text:style-name="P4"><text:s text:c="12"/>tree[p]=tree[2*p+1]+tree[2*p+2];</text:p>
      <text:p text:style-name="P4"><text:s text:c="8"/>} <text:s text:c="2"/></text:p>
      <text:p text:style-name="P4"/>
      <text:p text:style-name="P4">}; </text:p>
      <text:p text:style-name="P4"><text:soft-page-break/></text:p>
      <text:p text:style-name="P4">class Solution {</text:p>
      <text:p text:style-name="P4"><text:s text:c="4"/>public:</text:p>
      <text:p text:style-name="P4"><text:s text:c="8"/>int numTeams(std::vector&lt;int&gt;&amp; rating) {</text:p>
      <text:p text:style-name="P4"><text:s text:c="12"/>int n=rating.size();</text:p>
      <text:p text:style-name="P4"/>
      <text:p text:style-name="P4"><text:s text:c="12"/>vi arr=rating;</text:p>
      <text:p text:style-name="P4"/>
      <text:p text:style-name="P4"><text:s text:c="12"/>std::sort(rating.begin(),rating.end());</text:p>
      <text:p text:style-name="P4"/>
      <text:p text:style-name="P4"><text:s text:c="12"/>std::map&lt;int,int&gt; positions;</text:p>
      <text:p text:style-name="P4"><text:s text:c="12"/>for(int i=0;i&lt;n;++i) positions[rating[i]]=i;</text:p>
      <text:p text:style-name="P4"/>
      <text:p text:style-name="P4"/>
      <text:p text:style-name="P4"><text:s text:c="12"/>SegmentTree seg=SegmentTree(n);</text:p>
      <text:p text:style-name="P4"/>
      <text:p text:style-name="P4"><text:s text:c="12"/>int ans=0;</text:p>
      <text:p text:style-name="P4"/>
      <text:p text:style-name="P4"><text:s text:c="12"/>for(int i=0;i&lt;n;++i){</text:p>
      <text:p text:style-name="P4"><text:s text:c="16"/>int pos=positions[arr[i]];</text:p>
      <text:p text:style-name="P4"><text:s text:c="8"/></text:p>
      <text:p text:style-name="P4"><text:s text:c="16"/>int nb_greater_in_left=seg.query(0,n-1,0,pos+1,n-1);</text:p>
      <text:p text:style-name="P4"/>
      <text:p text:style-name="P4"><text:s text:c="16"/>int nb_smaller_in_left=i-nb_greater_in_left;</text:p>
      <text:p text:style-name="P4"/>
      <text:p text:style-name="P4"><text:s text:c="16"/>int nb_smaller_in_right=pos-nb_smaller_in_left;</text:p>
      <text:p text:style-name="P4"/>
      <text:p text:style-name="P4"><text:s text:c="16"/>int nb_greater_in_right=(n-pos-1)-nb_greater_in_left;</text:p>
      <text:p text:style-name="P4"/>
      <text:p text:style-name="P4"><text:s text:c="16"/>ans+=nb_greater_in_left*nb_smaller_in_right + nb_smaller_in_left*nb_greater_in_right;</text:p>
      <text:p text:style-name="P4"><text:s text:c="15"/></text:p>
      <text:p text:style-name="P4"/>
      <text:p text:style-name="P4"><text:s text:c="16"/>seg.update(0,n-1,0,pos,1);</text:p>
      <text:p text:style-name="P4"><text:s text:c="12"/>}</text:p>
      <text:p text:style-name="P4"><text:s text:c="12"/>return ans;</text:p>
      <text:p text:style-name="P4"><text:s text:c="8"/>}</text:p>
      <text:p text:style-name="P4">}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/>
    <style:font-face style:name="DejaVu Sans1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ar" style:country-complex="T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" style:font-family-complex="'DejaVu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9T11:42:29.637300814</meta:creation-date>
    <dc:date>2024-07-29T19:16:54.223089173</dc:date>
    <meta:editing-duration>PT7M2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121" meta:word-count="374" meta:character-count="3802" meta:non-whitespace-character-count="2655"/>
  </office:meta>
</office:document-meta>
</file>